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iTi" svg:font-family="KaiTi"/>
    <style:font-face style:name="Lato" svg:font-family="Lato"/>
    <style:font-face style:name="SimHei" svg:font-family="SimHei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1" svg:font-family="Lat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Lato2" svg:font-family="Lato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.053cm" draw:stroke-linejoin="miter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color="#000000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000000" fo:font-size="66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000000" fo:font-size="20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fo:font-size="20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color="#000000" fo:font-weight="bold" style:font-weight-asian="bold" style:font-weight-complex="bold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color="#000000" fo:font-size="36pt" fo:font-weight="bold" style:font-weight-asian="bold" style:font-weight-complex="bold"/>
    </style:style>
    <style:style style:name="P8" style:family="paragraph">
      <style:paragraph-properties fo:margin-left="0cm" fo:margin-right="0cm" fo:margin-top="0.6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00000" fo:hyphenate="false"/>
    </style:style>
    <style:style style:name="P9" style:family="paragraph">
      <style:paragraph-properties fo:margin-left="0cm" fo:margin-right="0cm" fo:margin-top="0.63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00000" fo:hyphenate="false"/>
    </style:style>
    <style:style style:name="P10" style:family="paragraph">
      <style:paragraph-properties fo:margin-left="0cm" fo:margin-right="0cm" fo:margin-top="0.63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00000" fo:hyphenate="false"/>
    </style:style>
    <style:style style:name="P11" style:family="paragraph">
      <style:paragraph-properties fo:margin-left="0cm" fo:margin-right="0cm" fo:margin-top="0.42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00000" fo:hyphenate="false"/>
    </style:style>
    <style:style style:name="P12" style:family="paragraph">
      <loext:graphic-properties draw:fill="none"/>
      <style:paragraph-properties fo:margin-left="0cm" fo:margin-right="0cm" fo:margin-top="0.63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fo:font-size="2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1" fo:font-size="60pt" fo:letter-spacing="0.035cm" fo:font-style="normal" style:text-underline-style="none" fo:font-weight="normal" style:font-name-asian="Lato2" style:font-size-asian="60pt" style:font-style-asian="normal" style:font-weight-asian="normal" style:font-name-complex="Lato1" style:font-size-complex="60pt" style:font-style-complex="normal" style:font-weight-complex="normal"/>
    </style:style>
    <style:style style:name="T2" style:family="text">
      <style:text-properties fo:text-transform="uppercase" fo:color="#000000" style:text-line-through-style="none" style:text-line-through-type="none" style:text-position="0% 100%" style:font-name="Consolas" fo:font-size="20pt" fo:letter-spacing="0.071cm" fo:font-style="normal" style:text-underline-style="none" fo:font-weight="normal" style:font-name-asian="KaiTi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" style:family="text">
      <style:text-properties fo:text-transform="uppercase" fo:color="#000000" style:text-line-through-style="none" style:text-line-through-type="none" style:text-position="0% 100%" style:font-name="Lato1" fo:font-size="20pt" fo:letter-spacing="0.071cm" fo:font-style="normal" style:text-underline-style="none" fo:font-weight="normal" style:font-name-asian="Lato2" style:font-size-asian="20pt" style:font-style-asian="normal" style:font-weight-asian="normal" style:font-name-complex="Lato1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" fo:font-size="36pt" fo:letter-spacing="0.035cm" fo:font-style="normal" style:text-underline-style="none" fo:font-weight="bold" style:font-name-asian="SimHei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" fo:font-size="38pt" fo:letter-spacing="normal" fo:font-style="normal" style:text-underline-style="none" fo:font-weight="normal" style:font-name-asian="KaiTi" style:font-size-asian="38pt" style:font-style-asian="normal" style:font-weight-asian="normal" style:font-size-complex="3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" fo:font-size="24pt" fo:letter-spacing="normal" fo:font-style="normal" style:text-underline-style="none" fo:font-weight="normal" style:font-name-asian="KaiTi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" fo:font-size="20pt" fo:letter-spacing="normal" fo:font-style="normal" style:text-underline-style="none" fo:font-weight="normal" style:font-name-asian="KaiTi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" fo:font-size="34pt" fo:letter-spacing="normal" fo:font-style="normal" style:text-underline-style="none" fo:font-weight="normal" style:font-name-asian="KaiTi" style:font-size-asian="34pt" style:font-style-asian="normal" style:font-weight-asian="normal" style:font-size-complex="3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6c5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6c5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621cm"/>
        <style:text-properties fo:color="#56c5ff" fo:font-size="100%"/>
      </text:list-level-style-number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2" presentation:style-name="pr1" draw:text-style-name="P2" draw:layer="layout" svg:width="20.531cm" svg:height="2.962cm" svg:x="6.769cm" svg:y="4.868cm" presentation:class="title" presentation:user-transformed="true">
          <draw:text-box>
            <text:p text:style-name="P1"><text:span text:style-name="T1">Programming Club</text:span></text:p>
          </draw:text-box>
        </draw:frame>
        <draw:frame draw:name="Subtitle 3" presentation:style-name="pr2" draw:text-style-name="P4" draw:layer="layout" svg:width="26.246cm" svg:height="4.867cm" svg:x="4.017cm" svg:y="9.525cm" presentation:class="subtitle" presentation:user-transformed="true">
          <draw:text-box>
            <text:p text:style-name="P3"><text:span text:style-name="T2">DATE</text:span></text:p>
            <text:p text:style-name="P3"><text:span text:style-name="T3"/></text:p>
            <text:p text:style-name="P3"><text:span text:style-name="T3">Let’s BUILD OUR OWN WEBSITES/TALK ABOUT BUILDING a PC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ful Web Resources (shared with you)" draw:style-name="dp3" draw:master-page-name="Title_20_and_20_Content" presentation:presentation-page-layout-name="AL2T11" xml:id="id1" draw:id="id1">
        <draw:frame draw:name="Title 1" presentation:style-name="pr4" draw:text-style-name="P7" draw:layer="layout" svg:width="25.399cm" svg:height="2.116cm" svg:x="4.229cm" svg:y="1.058cm" presentation:class="title" presentation:user-transformed="true">
          <draw:text-box>
            <text:p text:style-name="P6"><text:span text:style-name="T4">Useful Web Resources (shared with you)</text:span></text:p>
          </draw:text-box>
        </draw:frame>
        <draw:frame draw:name="Content Placeholder 2" presentation:style-name="pr5" draw:text-style-name="P12" draw:layer="layout" svg:width="25.372cm" svg:height="15.027cm" svg:x="4.229cm" svg:y="3.598cm" presentation:class="outline" presentation:user-transformed="true">
          <draw:text-box>
            <text:p text:style-name="P8"><text:span text:style-name="T5">HTML5/CSS3:</text:span></text:p>
            <text:list text:style-name="L5">
              <text:list-item>
                <text:p text:style-name="P9"><text:span text:style-name="T6">https://thimble.mozilla.org/en-US/</text:span></text:p>
              </text:list-item>
              <text:list-item>
                <text:p text:style-name="P10"><text:span text:style-name="T6">https://developer.mozilla.org/en-US/docs/Web/HTML/Reference (personal recommendation)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or http://www.w3schools.com</text:span></text:p>
                  </text:list-item>
                </text:list>
              </text:list-item>
              <text:list-item>
                <text:p text:style-name="P9"><text:span text:style-name="T6">http://www.geekchamp.com/html5-tutorials/1-html5-overview</text:span></text:p>
              </text:list-item>
              <text:list-item>
                <text:p text:style-name="P9"><text:span text:style-name="T6">http://diveintohtml5.info</text:span></text:p>
              </text:list-item>
              <text:list-item>
                <text:p text:style-name="P9"><text:span text:style-name="T6">Edit your favorite websites: https://goggles.mozilla.org/</text:span></text:p>
              </text:list-item>
            </text:list>
            <text:p text:style-name="P8"><text:span text:style-name="T8">Talk about building PCs:</text:span></text:p>
            <text:list text:continue-numbering="true" text:style-name="L6">
              <text:list-item>
                <text:p text:style-name="P9"><text:span text:style-name="T6">Google “Nvidia Pascal” or “AMD Zen” for recent PC news.</text:span></text:p>
              </text:list-item>
              <text:list-item>
                <text:p text:style-name="P9"><text:span text:style-name="T6">Idea: Talk about some games you play (they can be anything) and how graphics have changed since the past.</text:span></text:p>
              </text:list-item>
              <text:list-item>
                <text:p text:style-name="P9"><text:span text:style-name="T6">Watch some cool videos from PC Perspective or Tek Syndicate on YouTube.</text:span></text:p>
              </text:list-item>
            </text:list>
          </draw:text-box>
        </draw:frame>
        <anim:par smil:dur="indefinite" smil:restart="never" presentation:node-type="timing-root">
          <anim:par smil:begin="id1.begin">
            <anim:transitionFilter smil:dur="3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cm" svg:height="10.476cm" svg:x="1.484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iTi" svg:font-family="KaiTi"/>
    <style:font-face style:name="Lato" svg:font-family="Lato"/>
    <style:font-face style:name="SimHei" svg:font-family="SimHei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1" svg:font-family="Lat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Lato2" svg:font-family="Lato" style:font-family-generic="modern" style:font-pitch="fixed"/>
  </office:font-face-decls>
  <office:styles>
    <draw:gradient draw:name="Gradient_20_4" draw:display-name="Gradient 4" draw:style="linear" draw:start-color="#acf9ff" draw:end-color="#95b5ff" draw:start-intensity="100%" draw:end-intensity="100%" draw:angle="150" draw:border="0%"/>
    <draw:gradient draw:name="msFillGradient_20_1" draw:display-name="msFillGradient 1" draw:style="ellipsoid" draw:cx="50%" draw:cy="50%" draw:start-color="#009def" draw:end-color="#30b8ff" draw:start-intensity="100%" draw:end-intensity="100%" draw:angle="900" draw:border="0%"/>
    <draw:gradient draw:name="msFillGradient_20_2" draw:display-name="msFillGradient 2" draw:style="ellipsoid" draw:cx="50%" draw:cy="50%" draw:start-color="#009def" draw:end-color="#30b8ff" draw:start-intensity="100%" draw:end-intensity="100%" draw:angle="900" draw:border="0%"/>
    <draw:gradient draw:name="msFillGradient_20_3" draw:display-name="msFillGradient 3" draw:style="ellipsoid" draw:cx="50%" draw:cy="50%" draw:start-color="#009def" draw:end-color="#30b8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 draw:fill-gradient-name="Gradient_20_4" draw:gradient-step-count="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Lato" fo:font-family="Lato" fo:font-size="24pt" fo:letter-spacing="normal" fo:language="en" fo:country="US" fo:font-style="normal" fo:text-shadow="none" style:text-underline-style="none" fo:font-weight="normal" style:letter-kerning="true" fo:background-color="transparent" style:font-name-asian="KaiTi" style:font-family-asian="KaiTi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Lato" fo:font-family="Lato" fo:font-size="18pt" fo:letter-spacing="normal" fo:font-style="normal" style:text-underline-style="none" fo:font-weight="normal" style:font-name-asian="KaiTi" style:font-family-asian="KaiTi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Lato" fo:font-family="Lato" fo:font-size="16pt" fo:letter-spacing="normal" fo:font-style="normal" style:text-underline-style="none" fo:font-weight="normal" style:font-name-asian="KaiTi" style:font-family-asian="KaiTi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Lato" fo:font-family="Lato" fo:font-size="16pt" fo:letter-spacing="normal" fo:font-style="normal" style:text-underline-style="none" fo:font-weight="normal" style:font-name-asian="KaiTi" style:font-family-asian="KaiTi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Lato" fo:font-family="Lato" fo:font-size="18pt" fo:letter-spacing="normal" fo:language="en" fo:country="US" fo:font-style="normal" fo:text-shadow="none" style:text-underline-style="none" fo:font-weight="normal" style:letter-kerning="true" fo:background-color="transparent" style:font-name-asian="KaiTi" style:font-family-asian="KaiTi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gradient-name="Gradient_20_4" draw:gradient-step-count="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Lato" fo:font-family="Lato" fo:font-size="24pt" fo:letter-spacing="normal" fo:language="en" fo:country="US" fo:font-style="normal" fo:text-shadow="none" style:text-underline-style="none" fo:font-weight="normal" style:letter-kerning="true" fo:background-color="transparent" style:font-name-asian="KaiTi" style:font-family-asian="KaiTi" style:font-size-asian="2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Lato" fo:font-family="Lato" fo:font-size="18pt" fo:letter-spacing="normal" fo:font-style="normal" style:text-underline-style="none" fo:font-weight="normal" style:font-name-asian="KaiTi" style:font-family-asian="KaiTi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Lato" fo:font-family="Lato" fo:font-size="16pt" fo:letter-spacing="normal" fo:font-style="normal" style:text-underline-style="none" fo:font-weight="normal" style:font-name-asian="KaiTi" style:font-family-asian="KaiTi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Lato" fo:font-family="Lato" fo:font-size="16pt" fo:letter-spacing="normal" fo:font-style="normal" style:text-underline-style="none" fo:font-weight="normal" style:font-name-asian="KaiTi" style:font-family-asian="KaiTi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Lato" fo:font-family="Lato" fo:font-size="18pt" fo:letter-spacing="normal" fo:language="en" fo:country="US" fo:font-style="normal" fo:text-shadow="none" style:text-underline-style="none" fo:font-weight="normal" style:letter-kerning="true" fo:background-color="transparent" style:font-name-asian="KaiTi" style:font-family-asian="KaiTi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gradient" draw:fill-gradient-name="Gradient_20_4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80%" fo:text-align="start" style:punctuation-wrap="hanging" style:writing-mode="lr-tb"/>
      <style:text-properties fo:font-size="66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font-size="24pt" fo:hyphenate="false"/>
    </style:style>
    <style:style style:name="MP10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4pt" fo:hyphenate="false"/>
    </style:style>
    <style:style style:name="MP1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66pt" fo:letter-spacing="0.035cm" fo:font-style="normal" style:text-underline-style="none" fo:font-weight="normal" style:font-name-asian="SimHei" style:font-size-asian="66pt" style:font-style-asian="normal" style:font-weight-asian="normal" style:font-size-complex="6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" fo:font-size="36pt" fo:letter-spacing="0.035cm" fo:font-style="normal" style:text-underline-style="none" fo:font-weight="normal" style:font-name-asian="SimHei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KaiTi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Lato" fo:font-size="20pt" fo:letter-spacing="normal" fo:font-style="normal" style:text-underline-style="none" fo:font-weight="normal" style:font-name-asian="KaiTi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KaiTi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Lato" fo:font-size="16pt" fo:letter-spacing="normal" fo:font-style="normal" style:text-underline-style="none" fo:font-weight="normal" style:font-name-asian="KaiTi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KaiTi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8cm"/>
        <style:text-properties fo:font-family="Arial" style:font-family-generic="swiss" style:font-pitch="variable" fo:color="#56c5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8cm"/>
        <style:text-properties fo:font-family="Arial" style:font-family-generic="swiss" style:font-pitch="variable" fo:color="#56c5ff" fo:font-size="100%"/>
      </text:list-level-style-bullet>
      <text:list-level-style-bullet text:level="4" text:bullet-char="•">
        <style:list-level-properties text:space-before="1.897cm" text:min-label-width="0.484cm"/>
        <style:text-properties fo:font-family="Arial" style:font-family-generic="swiss" style:font-pitch="variable" fo:color="#56c5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56c5ff" fo:font-size="100%"/>
      </text:list-level-style-bullet>
      <text:list-level-style-bullet text:level="2" text:bullet-char="•">
        <style:list-level-properties text:space-before="0.645cm" text:min-label-width="0.643cm"/>
        <style:text-properties fo:font-family="Arial" style:font-family-generic="swiss" style:font-pitch="variable" fo:color="#56c5ff" fo:font-size="100%"/>
      </text:list-level-style-bullet>
      <text:list-level-style-bullet text:level="3" text:bullet-char="•">
        <style:list-level-properties text:space-before="1.288cm" text:min-label-width="0.608cm"/>
        <style:text-properties fo:font-family="Arial" style:font-family-generic="swiss" style:font-pitch="variable" fo:color="#56c5ff" fo:font-size="100%"/>
      </text:list-level-style-bullet>
      <text:list-level-style-bullet text:level="4" text:bullet-char="•">
        <style:list-level-properties text:space-before="1.897cm" text:min-label-width="0.484cm"/>
        <style:text-properties fo:font-family="Arial" style:font-family-generic="swiss" style:font-pitch="variable" fo:color="#56c5ff" fo:font-size="100%"/>
      </text:list-level-style-bullet>
      <text:list-level-style-bullet text:level="5" text:bullet-char="•">
        <style:list-level-properties text:space-before="2.382cm" text:min-label-width="0.48cm"/>
        <style:text-properties fo:font-family="Arial" style:font-family-generic="swiss" style:font-pitch="variable" fo:color="#56c5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2.859cm" svg:height="8.042cm" svg:x="2.959cm" svg:y="5.0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8" draw:layer="backgroundobjects" svg:width="25.399cm" svg:height="3.809cm" svg:x="4.229cm" svg:y="1.05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2" draw:layer="backgroundobjects" svg:width="25.372cm" svg:height="11.429cm" svg:x="4.229cm" svg:y="5.292cm" presentation:class="outline" presentation:user-transformed="true">
        <draw:text-box>
          <text:list text:style-name="ML5">
            <text:list-item>
              <text:p text:style-name="MP9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4" draw:layer="backgroundobjects" svg:width="4.025cm" svg:height="0.766cm" svg:x="22.851cm" svg:y="17.78cm" presentation:class="date-time" presentation:user-transformed="true">
        <draw:text-box>
          <text:p text:style-name="MP13"><text:span text:style-name="MT7"><text:date style:data-style-name="D1" text:date-value="2017-07-22">7/22/17</text:date></text:span></text:p>
        </draw:text-box>
      </draw:frame>
      <draw:frame draw:name="Footer Placeholder 4" presentation:style-name="Mpr6" draw:text-style-name="MP14" draw:layer="backgroundobjects" svg:width="18.202cm" svg:height="0.766cm" svg:x="4.229cm" svg:y="17.78cm" presentation:class="footer" presentation:user-transformed="true">
        <draw:text-box>
          <text:p/>
        </draw:text-box>
      </draw:frame>
      <draw:frame draw:name="Slide Number Placeholder 5" presentation:style-name="Mpr6" draw:text-style-name="MP14" draw:layer="backgroundobjects" svg:width="2.327cm" svg:height="0.766cm" svg:x="27.301cm" svg:y="17.78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cm" svg:height="10.476cm" svg:x="1.484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3</meta:editing-cycles>
    <meta:creation-date>2017-07-22T22:36:14.632815823</meta:creation-date>
    <meta:editing-duration>PT2M43S</meta:editing-duration>
    <meta:generator>LibreOffice/5.3.4.2$Linux_X86_64 LibreOffice_project/30m0$Build-2</meta:generator>
    <dc:date>2017-07-22T22:38:43.388150869</dc:date>
    <meta:document-statistic meta:object-count="3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user-defined meta:name="_TemplateID" meta:value-type="string">TC028952619991</meta:user-defined>
    <meta:template xlink:type="simple" xlink:actuate="onRequest" xlink:title="TM04033927[[fn=Main Event]]" xlink:href=""/>
  </office:meta>
</office:document-meta>
</file>